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0200000002000309F1C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yle0">
      <style:graphic-properties svg:stroke-width="0.1cm" svg:stroke-color="#000080" draw:marker-start-width="0.35cm" draw:marker-end-width="0.3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55cm" fo:min-width="0cm" fo:padding-top="0cm" fo:padding-bottom="0cm" fo:padding-left="0cm" fo:padding-right="0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yle0">
      <style:graphic-properties svg:stroke-width="0.2cm" svg:stroke-color="#000080" draw:marker-start-width="0.5cm" draw:marker-end-width="0.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2.926cm" fo:min-width="8.078cm" fo:padding-top="0cm" fo:padding-bottom="0cm" fo:padding-left="0cm" fo:padding-right="0cm"/>
    </style:style>
    <style:style style:name="gr6" style:family="graphic" style:parent-style-name="standard">
      <style:graphic-properties svg:stroke-width="0.15cm" svg:stroke-color="#000080" draw:marker-start="" draw:marker-start-width="0.36cm" draw:marker-end="" draw:marker-end-width="0.36cm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1.307cm" fo:min-width="1.808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0.78cm" fo:min-width="0.455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075cm" fo:min-width="0cm" fo:padding-top="0cm" fo:padding-bottom="0cm" fo:padding-left="0cm" fo:padding-right="0cm"/>
    </style:style>
    <style:style style:name="P1" style:family="paragraph">
      <style:text-properties fo:color="#000080"/>
    </style:style>
    <style:style style:name="P2" style:family="paragraph">
      <style:text-properties fo:color="#000080" fo:font-size="36pt" style:font-size-asian="36pt" style:font-size-complex="36pt"/>
    </style:style>
    <style:style style:name="P3" style:family="paragraph">
      <style:paragraph-properties fo:margin-left="0cm" fo:margin-right="0cm" fo:margin-top="0cm" fo:margin-bottom="0.4cm" fo:text-indent="0cm"/>
    </style:style>
    <style:style style:name="P4" style:family="paragraph">
      <style:paragraph-properties fo:margin-left="0cm" fo:margin-right="0cm" fo:margin-top="0cm" fo:margin-bottom="0.4cm" fo:text-indent="0cm"/>
      <style:text-properties fo:color="#000080" fo:font-size="18pt" style:font-size-asian="18pt" style:font-size-complex="18pt"/>
    </style:style>
    <style:style style:name="P5" style:family="paragraph">
      <style:paragraph-properties fo:text-align="center"/>
      <style:text-properties fo:color="#000080"/>
    </style:style>
    <style:style style:name="P6" style:family="paragraph">
      <style:text-properties fo:font-size="28pt"/>
    </style:style>
    <style:style style:name="P7" style:family="paragraph">
      <style:text-properties fo:color="#000080" fo:font-size="28pt" style:font-size-asian="28pt" style:font-size-complex="28pt"/>
    </style:style>
    <style:style style:name="P8" style:family="paragraph">
      <style:text-properties fo:font-size="36pt"/>
    </style:style>
    <style:style style:name="P9" style:family="paragraph">
      <style:paragraph-properties fo:margin-left="0cm" fo:margin-right="0cm" fo:margin-top="0cm" fo:margin-bottom="0.4cm" fo:text-indent="0cm"/>
      <style:text-properties fo:font-size="18pt"/>
    </style:style>
    <style:style style:name="T1" style:family="text">
      <style:text-properties fo:color="#000080" fo:font-size="36pt" style:font-size-asian="36pt" style:font-size-complex="36pt"/>
    </style:style>
    <style:style style:name="T2" style:family="text">
      <style:text-properties fo:color="#000080" fo:font-size="18pt" style:font-size-asian="18pt" style:font-size-complex="18pt"/>
    </style:style>
    <style:style style:name="T3" style:family="text">
      <style:text-properties fo:color="#00008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4.439cm" svg:height="0cm" svg:x="1.61cm" svg:y="3.568cm" svg:viewBox="0 0 14440 0" draw:points="0,0 14440,0 0,0">
          <text:p/>
        </draw:polyline>
        <draw:frame draw:style-name="gr2" draw:text-style-name="P2" draw:layer="layout" svg:width="9.624cm" svg:height="1.534cm" svg:x="2.061cm" svg:y="1.794cm">
          <draw:text-box>
            <text:p><text:span text:style-name="T1">Play The Score</text:span></text:p>
          </draw:text-box>
        </draw:frame>
        <draw:frame draw:style-name="gr2" draw:text-style-name="P2" draw:layer="layout" svg:width="1.915cm" svg:height="1.534cm" svg:x="25.466cm" svg:y="1.794cm">
          <draw:text-box>
            <text:p><text:span text:style-name="T1">1/6</text:span></text:p>
          </draw:text-box>
        </draw:frame>
        <draw:frame draw:style-name="gr3" draw:layer="layout" svg:width="1.948cm" svg:height="1.014cm" svg:x="5.627cm" svg:y="17.3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path draw:style-name="gr4" draw:text-style-name="P1" draw:layer="layout" svg:width="26.691cm" svg:height="18.099cm" svg:x="1.517cm" svg:y="1.56cm" svg:viewBox="0 0 26692 18100" svg:d="m747 0h25198c414 0 747 367 747 822v16454c0 457-333 824-747 824h-25198c-414 0-747-367-747-824v-16454c0-455 333-822 747-822z">
          <text:p/>
        </draw:path>
        <draw:polyline draw:style-name="gr4" draw:text-style-name="P1" draw:layer="layout" svg:width="26.51cm" svg:height="0cm" svg:x="1.61cm" svg:y="3.568cm" svg:viewBox="0 0 26511 0" draw:points="0,0 26511,0 0,0">
          <text:p/>
        </draw:polyline>
        <draw:frame draw:style-name="gr5" draw:text-style-name="P4" draw:layer="layout" svg:width="8.802cm" svg:height="2.926cm" svg:x="16.866cm" svg:y="12.982cm">
          <draw:text-box>
            <text:p text:style-name="P3"><text:span text:style-name="T2">Départ de D</text:span></text:p>
            <text:p text:style-name="P3"><text:span text:style-name="T2">Va en C et revient en D</text:span></text:p>
          </draw:text-box>
        </draw:frame>
        <draw:g>
          <draw:line draw:style-name="gr6" draw:text-style-name="P5" draw:layer="layout" svg:x1="1.427cm" svg:y1="16.38cm" svg:x2="11.92cm" svg:y2="16.38cm">
            <text:p/>
          </draw:line>
          <draw:line draw:style-name="gr6" draw:text-style-name="P5" draw:layer="layout" svg:x1="11.872cm" svg:y1="16.366cm" svg:x2="11.872cm" svg:y2="19.674cm">
            <text:p/>
          </draw:line>
        </draw:g>
        <draw:frame draw:style-name="gr7" draw:text-style-name="P7" draw:layer="layout" svg:width="0.701cm" svg:height="1.307cm" svg:x="12.4cm" svg:y="5.476cm">
          <draw:text-box draw:corner-radius="4.574cm">
            <text:p text:style-name="P6"><text:span text:style-name="T3">D</text:span></text:p>
          </draw:text-box>
        </draw:frame>
        <draw:frame draw:style-name="gr8" draw:text-style-name="P7" draw:layer="layout" svg:width="0.647cm" svg:height="1.191cm" svg:x="12.388cm" svg:y="10.621cm">
          <draw:text-box>
            <text:p text:style-name="P6"><text:span text:style-name="T3">C</text:span></text:p>
          </draw:text-box>
        </draw:frame>
      </draw:page>
      <draw:page draw:name="page2" draw:style-name="dp1" draw:master-page-name="Default">
        <draw:polyline draw:style-name="gr1" draw:text-style-name="P1" draw:layer="layout" svg:width="14.439cm" svg:height="0cm" svg:x="1.61cm" svg:y="3.568cm" svg:viewBox="0 0 14440 0" draw:points="0,0 14440,0 0,0">
          <text:p/>
        </draw:polyline>
        <draw:frame draw:style-name="gr2" draw:text-style-name="P2" draw:layer="layout" svg:width="9.624cm" svg:height="1.534cm" svg:x="2.061cm" svg:y="1.794cm">
          <draw:text-box>
            <text:p text:style-name="P8"><text:span text:style-name="T1">Play The Score</text:span></text:p>
          </draw:text-box>
        </draw:frame>
        <draw:frame draw:style-name="gr2" draw:text-style-name="P2" draw:layer="layout" svg:width="2.148cm" svg:height="1.534cm" svg:x="25.466cm" svg:y="1.794cm">
          <draw:text-box>
            <text:p text:style-name="P8"><text:span text:style-name="T1">2/6</text:span></text:p>
          </draw:text-box>
        </draw:frame>
        <draw:frame draw:style-name="gr3" draw:layer="layout" svg:width="3.08cm" svg:height="1.014cm" svg:x="5cm" svg:y="17.37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4" draw:text-style-name="P1" draw:layer="layout" svg:width="26.691cm" svg:height="18.099cm" svg:x="1.517cm" svg:y="1.56cm" svg:viewBox="0 0 26692 18100" svg:d="m747 0h25198c414 0 747 367 747 822v16454c0 457-333 824-747 824h-25198c-414 0-747-367-747-824v-16454c0-455 333-822 747-822z">
          <text:p/>
        </draw:path>
        <draw:polyline draw:style-name="gr4" draw:text-style-name="P1" draw:layer="layout" svg:width="26.51cm" svg:height="0cm" svg:x="1.61cm" svg:y="3.568cm" svg:viewBox="0 0 26511 0" draw:points="0,0 26511,0 0,0">
          <text:p/>
        </draw:polyline>
        <draw:frame draw:style-name="gr5" draw:text-style-name="P4" draw:layer="layout" svg:width="8.802cm" svg:height="3.099cm" svg:x="16.675cm" svg:y="13.255cm">
          <draw:text-box>
            <text:p text:style-name="P9"><text:span text:style-name="T2">Départ de D</text:span></text:p>
            <text:p text:style-name="P9"><text:span text:style-name="T2">Va en C et revient en D</text:span></text:p>
            <text:p text:style-name="P9"><text:span text:style-name="T2">Va en C et revient en D</text:span></text:p>
          </draw:text-box>
        </draw:frame>
        <draw:g>
          <draw:line draw:style-name="gr6" draw:text-style-name="P5" draw:layer="layout" svg:x1="1.427cm" svg:y1="16.38cm" svg:x2="11.92cm" svg:y2="16.38cm">
            <text:p/>
          </draw:line>
          <draw:line draw:style-name="gr6" draw:text-style-name="P5" draw:layer="layout" svg:x1="11.872cm" svg:y1="16.366cm" svg:x2="11.872cm" svg:y2="19.674cm">
            <text:p/>
          </draw:line>
        </draw:g>
        <draw:frame draw:style-name="gr7" draw:text-style-name="P7" draw:layer="layout" svg:width="0.701cm" svg:height="1.307cm" svg:x="12.391cm" svg:y="5.476cm">
          <draw:text-box draw:corner-radius="4.574cm">
            <text:p text:style-name="P6"><text:span text:style-name="T3">D</text:span></text:p>
          </draw:text-box>
        </draw:frame>
        <draw:frame draw:style-name="gr8" draw:text-style-name="P7" draw:layer="layout" svg:width="0.647cm" svg:height="1.191cm" svg:x="12.379cm" svg:y="10.621cm">
          <draw:text-box>
            <text:p text:style-name="P6"><text:span text:style-name="T3">C</text:span></text:p>
          </draw:text-box>
        </draw:frame>
      </draw:page>
      <draw:page draw:name="page3" draw:style-name="dp1" draw:master-page-name="Default">
        <draw:polyline draw:style-name="gr1" draw:text-style-name="P1" draw:layer="layout" svg:width="14.439cm" svg:height="0cm" svg:x="1.61cm" svg:y="3.568cm" svg:viewBox="0 0 14440 0" draw:points="0,0 14440,0 0,0">
          <text:p/>
        </draw:polyline>
        <draw:frame draw:style-name="gr2" draw:text-style-name="P2" draw:layer="layout" svg:width="9.624cm" svg:height="1.534cm" svg:x="2.061cm" svg:y="1.794cm">
          <draw:text-box>
            <text:p text:style-name="P8"><text:span text:style-name="T1">Play The Score</text:span></text:p>
          </draw:text-box>
        </draw:frame>
        <draw:frame draw:style-name="gr2" draw:text-style-name="P2" draw:layer="layout" svg:width="2.174cm" svg:height="1.534cm" svg:x="25.466cm" svg:y="1.794cm">
          <draw:text-box>
            <text:p text:style-name="P8"><text:span text:style-name="T1">3/6</text:span></text:p>
          </draw:text-box>
        </draw:frame>
        <draw:frame draw:style-name="gr3" draw:layer="layout" svg:width="4.28cm" svg:height="1.014cm" svg:x="4.427cm" svg:y="17.40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path draw:style-name="gr4" draw:text-style-name="P1" draw:layer="layout" svg:width="26.691cm" svg:height="18.099cm" svg:x="1.517cm" svg:y="1.56cm" svg:viewBox="0 0 26692 18100" svg:d="m747 0h25198c414 0 747 367 747 822v16454c0 457-333 824-747 824h-25198c-414 0-747-367-747-824v-16454c0-455 333-822 747-822z">
          <text:p/>
        </draw:path>
        <draw:polyline draw:style-name="gr4" draw:text-style-name="P1" draw:layer="layout" svg:width="26.51cm" svg:height="0cm" svg:x="1.61cm" svg:y="3.568cm" svg:viewBox="0 0 26511 0" draw:points="0,0 26511,0 0,0">
          <text:p/>
        </draw:polyline>
        <draw:frame draw:style-name="gr5" draw:text-style-name="P4" draw:layer="layout" svg:width="9.129cm" svg:height="4.265cm" svg:x="16.02cm" svg:y="13.037cm">
          <draw:text-box>
            <text:p text:style-name="P9"><text:span text:style-name="T2">Départ de D</text:span></text:p>
            <text:p text:style-name="P9"><text:span text:style-name="T2">Va en C et revient en D</text:span></text:p>
            <text:p text:style-name="P9"><text:span text:style-name="T2">Va en C et revient en D</text:span></text:p>
            <text:p text:style-name="P9"><text:span text:style-name="T2">Va en G et revient en D</text:span></text:p>
          </draw:text-box>
        </draw:frame>
        <draw:g>
          <draw:line draw:style-name="gr6" draw:text-style-name="P5" draw:layer="layout" svg:x1="1.427cm" svg:y1="16.38cm" svg:x2="11.92cm" svg:y2="16.38cm">
            <text:p/>
          </draw:line>
          <draw:line draw:style-name="gr6" draw:text-style-name="P5" draw:layer="layout" svg:x1="11.872cm" svg:y1="16.366cm" svg:x2="11.872cm" svg:y2="19.674cm">
            <text:p/>
          </draw:line>
        </draw:g>
        <draw:frame draw:style-name="gr7" draw:text-style-name="P7" draw:layer="layout" svg:width="0.701cm" svg:height="1.307cm" svg:x="12.391cm" svg:y="5.476cm">
          <draw:text-box draw:corner-radius="4.574cm">
            <text:p text:style-name="P6"><text:span text:style-name="T3">D</text:span></text:p>
          </draw:text-box>
        </draw:frame>
        <draw:frame draw:style-name="gr8" draw:text-style-name="P7" draw:layer="layout" svg:width="0.647cm" svg:height="1.191cm" svg:x="12.379cm" svg:y="10.621cm">
          <draw:text-box>
            <text:p text:style-name="P6"><text:span text:style-name="T3">C</text:span></text:p>
          </draw:text-box>
        </draw:frame>
        <draw:frame draw:style-name="gr8" draw:text-style-name="P7" draw:layer="layout" svg:width="0.647cm" svg:height="1.191cm" svg:x="15.996cm" svg:y="9.123cm">
          <draw:text-box>
            <text:p text:style-name="P6"><text:span text:style-name="T3">G</text:span></text:p>
          </draw:text-box>
        </draw:frame>
      </draw:page>
      <draw:page draw:name="page4" draw:style-name="dp1" draw:master-page-name="Default">
        <draw:polyline draw:style-name="gr1" draw:text-style-name="P1" draw:layer="layout" svg:width="14.439cm" svg:height="0cm" svg:x="1.61cm" svg:y="3.568cm" svg:viewBox="0 0 14440 0" draw:points="0,0 14440,0 0,0">
          <text:p/>
        </draw:polyline>
        <draw:frame draw:style-name="gr2" draw:text-style-name="P2" draw:layer="layout" svg:width="9.624cm" svg:height="1.534cm" svg:x="2.061cm" svg:y="1.794cm">
          <draw:text-box>
            <text:p text:style-name="P8"><text:span text:style-name="T1">Play The Score</text:span></text:p>
          </draw:text-box>
        </draw:frame>
        <draw:frame draw:style-name="gr2" draw:text-style-name="P2" draw:layer="layout" svg:width="2.225cm" svg:height="1.534cm" svg:x="25.466cm" svg:y="1.794cm">
          <draw:text-box>
            <text:p text:style-name="P8"><text:span text:style-name="T1">4/6</text:span></text:p>
          </draw:text-box>
        </draw:frame>
        <draw:frame draw:style-name="gr3" draw:layer="layout" svg:width="5.479cm" svg:height="1.014cm" svg:x="3.909cm" svg:y="17.4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path draw:style-name="gr4" draw:text-style-name="P1" draw:layer="layout" svg:width="26.691cm" svg:height="18.099cm" svg:x="1.517cm" svg:y="1.56cm" svg:viewBox="0 0 26692 18100" svg:d="m747 0h25198c414 0 747 367 747 822v16454c0 457-333 824-747 824h-25198c-414 0-747-367-747-824v-16454c0-455 333-822 747-822z">
          <text:p/>
        </draw:path>
        <draw:polyline draw:style-name="gr4" draw:text-style-name="P1" draw:layer="layout" svg:width="26.51cm" svg:height="0cm" svg:x="1.61cm" svg:y="3.568cm" svg:viewBox="0 0 26511 0" draw:points="0,0 26511,0 0,0">
          <text:p/>
        </draw:polyline>
        <draw:frame draw:style-name="gr5" draw:text-style-name="P4" draw:layer="layout" svg:width="9.13cm" svg:height="3.831cm" svg:x="15.556cm" svg:y="13.555cm">
          <draw:text-box>
            <text:p text:style-name="P9"><text:span text:style-name="T2">Départ de D</text:span><text:span text:style-name="T2"><text:line-break/></text:span><text:span text:style-name="T2">Va en C et revient en D</text:span><text:span text:style-name="T2"><text:line-break/></text:span><text:span text:style-name="T2">Va en C et revient en D</text:span><text:span text:style-name="T2"><text:line-break/></text:span><text:span text:style-name="T2">Va en G et revient en D</text:span><text:span text:style-name="T2"><text:line-break/></text:span><text:span text:style-name="T2">Va en G et revient en D</text:span></text:p>
          </draw:text-box>
        </draw:frame>
        <draw:g>
          <draw:line draw:style-name="gr6" draw:text-style-name="P5" draw:layer="layout" svg:x1="1.427cm" svg:y1="16.38cm" svg:x2="11.92cm" svg:y2="16.38cm">
            <text:p/>
          </draw:line>
          <draw:line draw:style-name="gr6" draw:text-style-name="P5" draw:layer="layout" svg:x1="11.872cm" svg:y1="16.366cm" svg:x2="11.872cm" svg:y2="19.674cm">
            <text:p/>
          </draw:line>
        </draw:g>
        <draw:frame draw:style-name="gr7" draw:text-style-name="P7" draw:layer="layout" svg:width="0.701cm" svg:height="1.307cm" svg:x="12.391cm" svg:y="5.476cm">
          <draw:text-box draw:corner-radius="4.574cm">
            <text:p text:style-name="P6"><text:span text:style-name="T3">D</text:span></text:p>
          </draw:text-box>
        </draw:frame>
        <draw:frame draw:style-name="gr8" draw:text-style-name="P7" draw:layer="layout" svg:width="0.647cm" svg:height="1.191cm" svg:x="12.379cm" svg:y="10.621cm">
          <draw:text-box>
            <text:p text:style-name="P6"><text:span text:style-name="T3">C</text:span></text:p>
          </draw:text-box>
        </draw:frame>
        <draw:frame draw:style-name="gr8" draw:text-style-name="P7" draw:layer="layout" svg:width="0.647cm" svg:height="1.191cm" svg:x="15.996cm" svg:y="9.123cm">
          <draw:text-box>
            <text:p text:style-name="P6"><text:span text:style-name="T3">G</text:span></text:p>
          </draw:text-box>
        </draw:frame>
      </draw:page>
      <draw:page draw:name="page5" draw:style-name="dp1" draw:master-page-name="Default">
        <draw:polyline draw:style-name="gr1" draw:text-style-name="P1" draw:layer="layout" svg:width="14.439cm" svg:height="0cm" svg:x="1.61cm" svg:y="3.568cm" svg:viewBox="0 0 14440 0" draw:points="0,0 14440,0 0,0">
          <text:p/>
        </draw:polyline>
        <draw:frame draw:style-name="gr2" draw:text-style-name="P2" draw:layer="layout" svg:width="9.624cm" svg:height="1.534cm" svg:x="2.061cm" svg:y="1.794cm">
          <draw:text-box>
            <text:p text:style-name="P8"><text:span text:style-name="T1">Play The Score</text:span></text:p>
          </draw:text-box>
        </draw:frame>
        <draw:frame draw:style-name="gr2" draw:text-style-name="P2" draw:layer="layout" svg:width="2.161cm" svg:height="1.534cm" svg:x="25.466cm" svg:y="1.794cm">
          <draw:text-box>
            <text:p text:style-name="P8"><text:span text:style-name="T1">5/6</text:span></text:p>
          </draw:text-box>
        </draw:frame>
        <draw:frame draw:style-name="gr3" draw:layer="layout" svg:width="7.897cm" svg:height="1.014cm" svg:x="2.736cm" svg:y="17.40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path draw:style-name="gr4" draw:text-style-name="P1" draw:layer="layout" svg:width="26.691cm" svg:height="18.099cm" svg:x="1.517cm" svg:y="1.56cm" svg:viewBox="0 0 26692 18100" svg:d="m747 0h25198c414 0 747 367 747 822v16454c0 457-333 824-747 824h-25198c-414 0-747-367-747-824v-16454c0-455 333-822 747-822z">
          <text:p/>
        </draw:path>
        <draw:polyline draw:style-name="gr4" draw:text-style-name="P1" draw:layer="layout" svg:width="26.51cm" svg:height="0cm" svg:x="1.61cm" svg:y="3.568cm" svg:viewBox="0 0 26511 0" draw:points="0,0 26511,0 0,0">
          <text:p/>
        </draw:polyline>
        <draw:frame draw:style-name="gr5" draw:text-style-name="P4" draw:layer="layout" svg:width="8.911cm" svg:height="5.363cm" svg:x="17.111cm" svg:y="12.9cm">
          <draw:text-box>
            <text:p text:style-name="P9"><text:span text:style-name="T2">Départ de D</text:span><text:span text:style-name="T2"><text:line-break/></text:span><text:span text:style-name="T2">Va en C et revient en D</text:span><text:span text:style-name="T2"><text:line-break/></text:span><text:span text:style-name="T2">Va en C et revient en D</text:span><text:span text:style-name="T2"><text:line-break/></text:span><text:span text:style-name="T2">Va en G et revient en D</text:span><text:span text:style-name="T2"><text:line-break/></text:span><text:span text:style-name="T2">Va en G et revient en D</text:span><text:span text:style-name="T2"><text:line-break/></text:span><text:span text:style-name="T2">Va en A et revient en D</text:span><text:span text:style-name="T2"><text:line-break/></text:span><text:span text:style-name="T2">Va en A et revient en D</text:span></text:p>
          </draw:text-box>
        </draw:frame>
        <draw:g>
          <draw:line draw:style-name="gr6" draw:text-style-name="P5" draw:layer="layout" svg:x1="1.427cm" svg:y1="16.38cm" svg:x2="11.92cm" svg:y2="16.38cm">
            <text:p/>
          </draw:line>
          <draw:line draw:style-name="gr6" draw:text-style-name="P5" draw:layer="layout" svg:x1="11.872cm" svg:y1="16.366cm" svg:x2="11.872cm" svg:y2="19.674cm">
            <text:p/>
          </draw:line>
        </draw:g>
        <draw:g>
          <draw:frame draw:style-name="gr7" draw:text-style-name="P7" draw:layer="layout" svg:width="0.701cm" svg:height="1.307cm" svg:x="12.409cm" svg:y="5.476cm">
            <draw:text-box draw:corner-radius="4.574cm">
              <text:p text:style-name="P6"><text:span text:style-name="T3">D</text:span></text:p>
            </draw:text-box>
          </draw:frame>
          <draw:frame draw:style-name="gr9" draw:text-style-name="P7" draw:layer="layout" svg:width="0.701cm" svg:height="1.191cm" svg:x="8.78cm" svg:y="9.298cm">
            <draw:text-box>
              <text:p text:style-name="P6"><text:span text:style-name="T3">A</text:span></text:p>
            </draw:text-box>
          </draw:frame>
          <draw:frame draw:style-name="gr8" draw:text-style-name="P7" draw:layer="layout" svg:width="0.647cm" svg:height="1.191cm" svg:x="12.397cm" svg:y="10.621cm">
            <draw:text-box>
              <text:p text:style-name="P6"><text:span text:style-name="T3">C</text:span></text:p>
            </draw:text-box>
          </draw:frame>
          <draw:frame draw:style-name="gr8" draw:text-style-name="P7" draw:layer="layout" svg:width="0.647cm" svg:height="1.191cm" svg:x="16.014cm" svg:y="9.123cm">
            <draw:text-box>
              <text:p text:style-name="P6"><text:span text:style-name="T3">G</text:span></text:p>
            </draw:text-box>
          </draw:frame>
        </draw:g>
      </draw:page>
      <draw:page draw:name="page6" draw:style-name="dp1" draw:master-page-name="Default">
        <draw:polyline draw:style-name="gr1" draw:text-style-name="P1" draw:layer="layout" svg:width="14.439cm" svg:height="0cm" svg:x="1.61cm" svg:y="3.568cm" svg:viewBox="0 0 14440 0" draw:points="0,0 14440,0 0,0">
          <text:p/>
        </draw:polyline>
        <draw:frame draw:style-name="gr2" draw:text-style-name="P2" draw:layer="layout" svg:width="9.624cm" svg:height="1.534cm" svg:x="2.061cm" svg:y="1.794cm">
          <draw:text-box>
            <text:p text:style-name="P8"><text:span text:style-name="T1">Play The Score</text:span></text:p>
          </draw:text-box>
        </draw:frame>
        <draw:frame draw:style-name="gr2" draw:text-style-name="P2" draw:layer="layout" svg:width="2.199cm" svg:height="1.534cm" svg:x="25.466cm" svg:y="1.794cm">
          <draw:text-box>
            <text:p text:style-name="P8"><text:span text:style-name="T1">6/6</text:span></text:p>
          </draw:text-box>
        </draw:frame>
        <draw:frame draw:style-name="gr3" draw:layer="layout" svg:width="9.028cm" svg:height="1.014cm" svg:x="2.244cm" svg:y="17.43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path draw:style-name="gr4" draw:text-style-name="P1" draw:layer="layout" svg:width="26.691cm" svg:height="18.099cm" svg:x="1.517cm" svg:y="1.56cm" svg:viewBox="0 0 26692 18100" svg:d="m747 0h25198c414 0 747 367 747 822v16454c0 457-333 824-747 824h-25198c-414 0-747-367-747-824v-16454c0-455 333-822 747-822z">
          <text:p/>
        </draw:path>
        <draw:polyline draw:style-name="gr4" draw:text-style-name="P1" draw:layer="layout" svg:width="26.51cm" svg:height="0cm" svg:x="1.61cm" svg:y="3.568cm" svg:viewBox="0 0 26511 0" draw:points="0,0 26511,0 0,0">
          <text:p/>
        </draw:polyline>
        <draw:frame draw:style-name="gr5" draw:text-style-name="P4" draw:layer="layout" svg:width="8.911cm" svg:height="6.129cm" svg:x="16.893cm" svg:y="12.246cm">
          <draw:text-box>
            <text:p text:style-name="P9"><text:span text:style-name="T2">Départ de D</text:span><text:span text:style-name="T2"><text:line-break/></text:span><text:span text:style-name="T2">Va en C et revient en D</text:span><text:span text:style-name="T2"><text:line-break/></text:span><text:span text:style-name="T2">Va en C et revient en D</text:span><text:span text:style-name="T2"><text:line-break/></text:span><text:span text:style-name="T2">Va en G et revient en D</text:span><text:span text:style-name="T2"><text:line-break/></text:span><text:span text:style-name="T2">Va en G et revient en D</text:span><text:span text:style-name="T2"><text:line-break/></text:span><text:span text:style-name="T2">Va en A et revient en D</text:span><text:span text:style-name="T2"><text:line-break/></text:span><text:span text:style-name="T2">Va en A et revient en D</text:span><text:span text:style-name="T2"><text:line-break/></text:span><text:span text:style-name="T2">Va en C et revient en D</text:span></text:p>
          </draw:text-box>
        </draw:frame>
        <draw:g>
          <draw:line draw:style-name="gr6" draw:text-style-name="P5" draw:layer="layout" svg:x1="1.427cm" svg:y1="16.38cm" svg:x2="11.92cm" svg:y2="16.38cm">
            <text:p/>
          </draw:line>
          <draw:line draw:style-name="gr6" draw:text-style-name="P5" draw:layer="layout" svg:x1="11.872cm" svg:y1="16.366cm" svg:x2="11.872cm" svg:y2="19.674cm">
            <text:p/>
          </draw:line>
        </draw:g>
        <draw:g>
          <draw:frame draw:style-name="gr7" draw:text-style-name="P7" draw:layer="layout" svg:width="0.701cm" svg:height="1.307cm" svg:x="12.391cm" svg:y="5.476cm">
            <draw:text-box draw:corner-radius="4.574cm">
              <text:p text:style-name="P6"><text:span text:style-name="T3">D</text:span></text:p>
            </draw:text-box>
          </draw:frame>
          <draw:frame draw:style-name="gr9" draw:text-style-name="P7" draw:layer="layout" svg:width="0.701cm" svg:height="1.191cm" svg:x="8.762cm" svg:y="9.298cm">
            <draw:text-box>
              <text:p text:style-name="P6"><text:span text:style-name="T3">A</text:span></text:p>
            </draw:text-box>
          </draw:frame>
          <draw:frame draw:style-name="gr8" draw:text-style-name="P7" draw:layer="layout" svg:width="0.647cm" svg:height="1.191cm" svg:x="12.379cm" svg:y="10.621cm">
            <draw:text-box>
              <text:p text:style-name="P6"><text:span text:style-name="T3">C</text:span></text:p>
            </draw:text-box>
          </draw:frame>
          <draw:frame draw:style-name="gr8" draw:text-style-name="P7" draw:layer="layout" svg:width="0.647cm" svg:height="1.191cm" svg:x="15.996cm" svg:y="9.123cm">
            <draw:text-box>
              <text:p text:style-name="P6"><text:span text:style-name="T3">G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17192" style:text-outline="false" style:text-line-through-style="none" fo:font-family="'Russo One'" style:font-style-name="Normal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solid" svg:stroke-color="#317192" draw:fill="none"/>
    </style:style>
    <style:style style:name="style1" style:family="graphic" style:parent-style-name="standard">
      <style:graphic-properties draw:stroke="solid" draw:stroke-dash="Dash_20_1" draw:fill="solid" draw:fill-color="#317192" draw:fill-gradient-name="Gradient_20_7" draw:fill-hatch-name="Hatching_20_1" draw:fill-image-name="Bitmape_20_1"/>
      <style:text-properties fo:font-family="'Russo One'" style:font-style-name="Normal" style:font-pitch="variabl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oaz </meta:initial-creator>
    <meta:creation-date>2013-05-27T23:31:27</meta:creation-date>
    <dc:format>image/svg+xml</dc:format>
    <meta:editing-cycles>18</meta:editing-cycles>
    <meta:editing-duration>PT29M10S</meta:editing-duration>
    <dc:date>2013-10-29T08:01:57</dc:date>
    <dc:creator>oaz </dc:creator>
    <meta:document-statistic meta:object-count="8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tyle color="blue">
        <mrow>
          <mi>DCDCD</mi>
        </mrow>
      </mstyle>
    </mrow>
    <annotation encoding="StarMath 5.0">color blue DCDCD</annotation>
  </semantics>
</math>
</file>

<file path=Object 2/content.xml><?xml version="1.0" encoding="utf-8"?>
<math xmlns="http://www.w3.org/1998/Math/MathML">
  <semantics>
    <mrow>
      <mstyle color="blue">
        <mrow>
          <mi>DCD</mi>
        </mrow>
      </mstyle>
    </mrow>
    <annotation encoding="StarMath 5.0">color blue DCD</annotation>
  </semantics>
</math>
</file>

<file path=Object 3/content.xml><?xml version="1.0" encoding="utf-8"?>
<math xmlns="http://www.w3.org/1998/Math/MathML">
  <semantics>
    <mrow>
      <mstyle color="blue">
        <mrow>
          <mi>DCDCDGD</mi>
        </mrow>
      </mstyle>
    </mrow>
    <annotation encoding="StarMath 5.0">color blue DCDCDGD</annotation>
  </semantics>
</math>
</file>

<file path=Object 4/content.xml><?xml version="1.0" encoding="utf-8"?>
<math xmlns="http://www.w3.org/1998/Math/MathML">
  <semantics>
    <mrow>
      <mstyle color="blue">
        <mrow>
          <mi>DCDCDGDGD</mi>
        </mrow>
      </mstyle>
    </mrow>
    <annotation encoding="StarMath 5.0">color blue DCDCDGDGD</annotation>
  </semantics>
</math>
</file>

<file path=Object 5/content.xml><?xml version="1.0" encoding="utf-8"?>
<math xmlns="http://www.w3.org/1998/Math/MathML">
  <semantics>
    <mrow>
      <mstyle color="blue">
        <mrow>
          <mi>DCDCDGDGDADAD</mi>
        </mrow>
      </mstyle>
    </mrow>
    <annotation encoding="StarMath 5.0">color blue DCDCDGDGDADAD</annotation>
  </semantics>
</math>
</file>

<file path=Object 6/content.xml><?xml version="1.0" encoding="utf-8"?>
<math xmlns="http://www.w3.org/1998/Math/MathML">
  <semantics>
    <mrow>
      <mstyle color="blue">
        <mrow>
          <mi>DCDCDGDGDADADCD</mi>
        </mrow>
      </mstyle>
    </mrow>
    <annotation encoding="StarMath 5.0">color blue DCDCDGDGDADADCD</annotation>
  </semantics>
</math>
</file>